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849cm"/>
    </style:style>
    <style:style style:name="Таблица1.B" style:family="table-column">
      <style:table-column-properties style:column-width="14.152cm"/>
    </style:style>
    <style:style style:name="Таблица1.A1" style:family="table-cell">
      <style:table-cell-properties style:vertical-align="middle" fo:padding="0.049cm" fo:border="none"/>
    </style:style>
    <style:style style:name="Таблица1.3" style:family="table-row">
      <style:table-row-properties style:min-row-height="0.661cm"/>
    </style:style>
    <style:style style:name="Таблица1.12" style:family="table-row">
      <style:table-row-properties style:min-row-height="0.208cm"/>
    </style:style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Пояснительная записка</text:span></text:h>
      <text:h text:style-name="Heading_20_4" text:outline-level="4"><text:span text:style-name="Strong_20_Emphasis">Тема проекта:</text:span></text:h>
      <text:p text:style-name="Text_20_body">Создание Telegram-бота для автоматизации процесса заказа в ресторане.</text:p>
      <text:h text:style-name="Heading_20_4" text:outline-level="4"><text:span text:style-name="Strong_20_Emphasis">Цель проекта:</text:span></text:h>
      <text:p text:style-name="Text_20_body">Разработка телеграм-бота, который обеспечит автоматизированный прием и обработку заказов, что позволит ускорить обслуживание клиентов, сократить количество ошибок, а также упростить взаимодействие между клиентами, кухней и персоналом ресторана.</text:p>
      <text:h text:style-name="Heading_20_4" text:outline-level="4"><text:span text:style-name="Strong_20_Emphasis">Основные функции бота:</text:span></text:h>
      <text:list text:style-name="L1">
        <text:list-item>
          <text:p text:style-name="P1"><text:span text:style-name="Strong_20_Emphasis">Предоставление меню пользователям.</text:span><text:line-break/>Пользователи получают актуальное меню с описанием и фотографиями блюд.</text:p>
        </text:list-item>
        <text:list-item>
          <text:p text:style-name="P1"><text:span text:style-name="Strong_20_Emphasis">Прием заказов.</text:span><text:line-break/>Бот обрабатывает заказы от клиентов, формирует итоговый список блюд и рассчитывает сумму.</text:p>
        </text:list-item>
        <text:list-item>
          <text:p text:style-name="P1"><text:span text:style-name="Strong_20_Emphasis">Передача заказов на кухню.</text:span><text:line-break/>После подтверждения заказа пользователем, бот передает его на кухню (например, через отдельную панель или API).</text:p>
        </text:list-item>
        <text:list-item>
          <text:p text:style-name="P1"><text:span text:style-name="Strong_20_Emphasis">Обратная связь от кухни.</text:span><text:line-break/>После приготовления заказа кухня отправляет подтверждение, которое бот пересылает пользователю и в отдел выдачи.</text:p>
        </text:list-item>
      </text:list>
      <text:h text:style-name="Heading_20_4" text:outline-level="4"><text:span text:style-name="Strong_20_Emphasis">Используемые библиотеки и их назначение: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Библиотека</text:p>
            </table:table-cell>
            <table:table-cell table:style-name="Таблица1.A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trong_20_Emphasis">python-dotenv</text:span></text:p>
          </table:table-cell>
          <table:table-cell table:style-name="Таблица1.A1" office:value-type="string">
            <text:p text:style-name="Table_20_Contents">Загрузка конфиденциальных данных из <text:span text:style-name="Source_20_Text">.env</text:span> файла (токен бота, настройки БД и др.)</text:p>
          </table:table-cell>
        </table:table-row>
        <table:table-row table:style-name="Таблица1.3">
          <table:table-cell table:style-name="Таблица1.A1" office:value-type="string">
            <text:p text:style-name="Table_20_Contents"><text:span text:style-name="Strong_20_Emphasis">httpx</text:span></text:p>
          </table:table-cell>
          <table:table-cell table:style-name="Таблица1.A1" office:value-type="string">
            <text:p text:style-name="Table_20_Contents">Асинхронные HTTP-запросы к внешним API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iogram</text:span></text:p>
          </table:table-cell>
          <table:table-cell table:style-name="Таблица1.A1" office:value-type="string">
            <text:p text:style-name="Table_20_Contents">Создание телеграм-бота с использованием асинхронного фреймворка (версия 3.x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pscheduler</text:span></text:p>
          </table:table-cell>
          <table:table-cell table:style-name="Таблица1.A1" office:value-type="string">
            <text:p text:style-name="Table_20_Contents">Планирование регулярных задач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SQLAlchemy</text:span></text:p>
          </table:table-cell>
          <table:table-cell table:style-name="Таблица1.A1" office:value-type="string">
            <text:p text:style-name="Table_20_Contents">Работа с базой данных на уровне ORM (удобное взаимодействие с таблицами, моделями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lembic</text:span></text:p>
          </table:table-cell>
          <table:table-cell table:style-name="Таблица1.A1" office:value-type="string">
            <text:p text:style-name="Table_20_Contents">Проведение миграций базы данных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aiosqlite</text:span></text:p>
          </table:table-cell>
          <table:table-cell table:style-name="Таблица1.A1" office:value-type="string">
            <text:p text:style-name="Table_20_Contents">Асинхронная работа с SQLite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fastapi</text:span></text:p>
          </table:table-cell>
          <table:table-cell table:style-name="Таблица1.A1" office:value-type="string">
            <text:p text:style-name="Table_20_Contents">Создание собственного REST API для управления ботом, кухней, панелью заказов и др.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starlette</text:span></text:p>
          </table:table-cell>
          <table:table-cell table:style-name="Таблица1.A1" office:value-type="string">
            <text:p text:style-name="Table_20_Contents">Веб-серверная основа FastAPI (обработка запросов, маршрутизация, фоновые задачи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qrcode</text:span></text:p>
          </table:table-cell>
          <table:table-cell table:style-name="Таблица1.A1" office:value-type="string">
            <text:p text:style-name="Table_20_Contents">Генерация QR-кодов (для проверки заказа)</text:p>
          </table:table-cell>
        </table:table-row>
        <table:table-row table:style-name="Таблица1.12">
          <table:table-cell table:style-name="Таблица1.A1" office:value-type="string">
            <text:p text:style-name="Table_20_Contents"><text:span text:style-name="Strong_20_Emphasis">pillow</text:span></text:p>
          </table:table-cell>
          <table:table-cell table:style-name="Таблица1.A1" office:value-type="string">
            <text:p text:style-name="Table_20_Contents">Работа с изображениям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23:23:19.201674729</meta:creation-date>
    <dc:date>2025-05-17T13:33:13.698781960</dc:date>
    <meta:editing-duration>PT2M36S</meta:editing-duration>
    <meta:editing-cycles>2</meta:editing-cycles>
    <meta:generator>LibreOffice/24.8.7.2$Linux_X86_64 LibreOffice_project/f4f281f562fb585d46b0af5755dfe1eb6adc047f</meta:generator>
    <meta:document-statistic meta:table-count="1" meta:image-count="0" meta:object-count="0" meta:page-count="1" meta:paragraph-count="35" meta:word-count="205" meta:character-count="1610" meta:non-whitespace-character-count="1444"/>
  </office:meta>
</office:document-meta>
</file>